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Liberation Serif" fo:font-size="12pt" style:text-underline-style="solid" style:text-underline-width="auto" style:text-underline-color="font-color" fo:font-weight="bold" officeooo:rsid="00232dc6" officeooo:paragraph-rsid="001fc67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0000" style:font-name="Liberation Serif" fo:font-size="12pt" style:text-underline-style="none" fo:font-weight="normal" officeooo:rsid="0006403f" officeooo:paragraph-rsid="0021965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ff0000" style:font-name="Liberation Serif" fo:font-size="12pt" style:text-underline-style="none" fo:font-weight="normal" officeooo:rsid="0021965e" officeooo:paragraph-rsid="0021965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ff0000" style:font-name="Liberation Serif" fo:font-size="12pt" style:text-underline-style="none" fo:font-weight="normal" officeooo:rsid="001986cf" officeooo:paragraph-rsid="0021965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ff0000" style:font-name="Liberation Serif" fo:font-size="13pt" fo:font-style="normal" style:text-underline-style="none" fo:font-weight="normal" officeooo:rsid="002064e4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0000" style:font-name="Liberation Serif" fo:font-size="13pt" fo:font-style="normal" style:text-underline-style="none" fo:font-weight="normal" officeooo:rsid="0021965e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0000" style:font-name="Liberation Serif" fo:font-size="13pt" fo:font-style="normal" style:text-underline-style="none" fo:font-weight="normal" officeooo:rsid="00085ad4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0000" style:font-name="Liberation Serif" fo:font-size="13pt" fo:font-style="normal" style:text-underline-style="none" fo:font-weight="normal" officeooo:rsid="00086fb9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0000" style:font-name="Liberation Serif" fo:font-size="13pt" fo:font-style="normal" style:text-underline-style="none" fo:font-weight="normal" officeooo:rsid="001605d4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0000" style:font-name="Liberation Serif" fo:font-size="13pt" fo:font-style="normal" style:text-underline-style="none" fo:font-weight="normal" officeooo:rsid="0017d199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0000" style:font-name="Liberation Serif" fo:font-size="13pt" fo:font-style="normal" style:text-underline-style="none" fo:font-weight="normal" officeooo:rsid="00209944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style:font-name="Liberation Serif" fo:font-size="13pt" fo:font-style="normal" style:text-underline-style="none" fo:font-weight="normal" officeooo:rsid="001f5419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0000" style:font-name="Liberation Serif" fo:font-size="13pt" fo:font-style="normal" style:text-underline-style="none" fo:font-weight="normal" officeooo:rsid="00247c01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0000" style:font-name="Liberation Serif" fo:font-size="13pt" fo:font-style="normal" style:text-underline-style="none" fo:font-weight="normal" officeooo:rsid="001e3afa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fo:color="#0000cc" style:font-name="Liberation Serif" fo:font-size="12pt" fo:font-weight="bold" officeooo:rsid="00283c5b" officeooo:paragraph-rsid="001fc67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none" fo:font-weight="bold" officeooo:paragraph-rsid="001fc67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solid" style:text-underline-width="auto" style:text-underline-color="font-color" fo:font-weight="bold" officeooo:paragraph-rsid="001fc679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officeooo:paragraph-rsid="001fc67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9cded" officeooo:paragraph-rsid="0021965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06403f" officeooo:paragraph-rsid="0021965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044c56" officeooo:paragraph-rsid="0021965e" style:font-weight-asian="normal" style:font-weight-complex="normal"/>
    </style:style>
    <style:style style:name="P22" style:family="paragraph" style:parent-style-name="Standard">
      <style:text-properties officeooo:rsid="001986cf" officeooo:paragraph-rsid="0021965e"/>
    </style:style>
    <style:style style:name="P23" style:family="paragraph" style:parent-style-name="Standard">
      <style:text-properties officeooo:rsid="002064e4" officeooo:paragraph-rsid="0021965e"/>
    </style:style>
    <style:style style:name="P24" style:family="paragraph" style:parent-style-name="Standard">
      <style:text-properties officeooo:rsid="00085ad4" officeooo:paragraph-rsid="0021965e"/>
    </style:style>
    <style:style style:name="P25" style:family="paragraph" style:parent-style-name="Standard">
      <style:text-properties officeooo:rsid="00086fb9" officeooo:paragraph-rsid="0021965e"/>
    </style:style>
    <style:style style:name="P26" style:family="paragraph" style:parent-style-name="Standard">
      <style:text-properties fo:font-size="13pt" fo:font-style="normal" style:text-underline-style="none" fo:font-weight="normal" officeooo:rsid="00086fb9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086fb9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text-properties fo:font-size="13pt" fo:font-style="normal" style:text-underline-style="none" fo:font-weight="normal" officeooo:rsid="002064e4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text-properties fo:font-size="13pt" fo:font-style="normal" style:text-underline-style="none" fo:font-weight="normal" officeooo:rsid="00085ad4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text-properties fo:font-size="13pt" fo:font-style="normal" style:text-underline-style="none" fo:font-weight="normal" officeooo:rsid="0021965e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21965e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fo:font-size="13pt" fo:font-style="normal" style:text-underline-style="none" fo:font-weight="normal" officeooo:rsid="00247c01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fo:font-size="13pt" fo:font-style="normal" style:text-underline-style="none" fo:font-weight="normal" officeooo:rsid="00044c56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text-properties fo:font-size="13pt" fo:font-style="normal" style:text-underline-style="none" fo:font-weight="normal" officeooo:rsid="0017bfe0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fo:font-size="13pt" fo:font-style="normal" style:text-underline-style="none" fo:font-weight="normal" officeooo:rsid="002375b6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text-properties fo:font-size="13pt" fo:font-style="normal" style:text-underline-style="none" fo:font-weight="normal" officeooo:rsid="002d3af8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2d3af8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30b8e5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0c2b05" officeooo:paragraph-rsid="0021965e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text-properties officeooo:rsid="001605d4" officeooo:paragraph-rsid="0021965e"/>
    </style:style>
    <style:style style:name="P41" style:family="paragraph" style:parent-style-name="Standard">
      <style:text-properties officeooo:rsid="0017d199" officeooo:paragraph-rsid="0021965e"/>
    </style:style>
    <style:style style:name="P42" style:family="paragraph" style:parent-style-name="Standard">
      <style:text-properties officeooo:rsid="00209944" officeooo:paragraph-rsid="0021965e"/>
    </style:style>
    <style:style style:name="P43" style:family="paragraph" style:parent-style-name="Standard">
      <style:text-properties officeooo:rsid="001f5419" officeooo:paragraph-rsid="0021965e"/>
    </style:style>
    <style:style style:name="P44" style:family="paragraph" style:parent-style-name="Standard">
      <style:text-properties officeooo:rsid="00247c01" officeooo:paragraph-rsid="0021965e"/>
    </style:style>
    <style:style style:name="P45" style:family="paragraph" style:parent-style-name="Standard">
      <style:text-properties officeooo:rsid="001e3afa" officeooo:paragraph-rsid="0021965e"/>
    </style:style>
    <style:style style:name="P46" style:family="paragraph" style:parent-style-name="Standard">
      <style:text-properties officeooo:rsid="0021965e" officeooo:paragraph-rsid="0021965e"/>
    </style:style>
    <style:style style:name="P47" style:family="paragraph" style:parent-style-name="Standard">
      <style:text-properties officeooo:rsid="0017bfe0" officeooo:paragraph-rsid="0021965e"/>
    </style:style>
    <style:style style:name="P48" style:family="paragraph" style:parent-style-name="Standard">
      <style:paragraph-properties fo:text-align="justify" style:justify-single-word="false"/>
      <style:text-properties officeooo:rsid="002375b6" officeooo:paragraph-rsid="0021965e"/>
    </style:style>
    <style:style style:name="P49" style:family="paragraph" style:parent-style-name="Standard">
      <style:paragraph-properties fo:text-align="justify" style:justify-single-word="false"/>
      <style:text-properties officeooo:rsid="002d3af8" officeooo:paragraph-rsid="0021965e"/>
    </style:style>
    <style:style style:name="P50" style:family="paragraph" style:parent-style-name="Standard">
      <style:paragraph-properties fo:text-align="justify" style:justify-single-word="false"/>
      <style:text-properties officeooo:rsid="0030b8e5" officeooo:paragraph-rsid="0021965e"/>
    </style:style>
    <style:style style:name="P51" style:family="paragraph" style:parent-style-name="Standard">
      <style:text-properties officeooo:rsid="000c2b05" officeooo:paragraph-rsid="0021965e"/>
    </style:style>
    <style:style style:name="T1" style:family="text">
      <style:text-properties officeooo:rsid="0023e4a5"/>
    </style:style>
    <style:style style:name="T2" style:family="text">
      <style:text-properties officeooo:rsid="001fc679"/>
    </style:style>
    <style:style style:name="T3" style:family="text">
      <style:text-properties officeooo:rsid="0021965e"/>
    </style:style>
    <style:style style:name="T4" style:family="text">
      <style:text-properties fo:color="#000000"/>
    </style:style>
    <style:style style:name="T5" style:family="text">
      <style:text-properties fo:color="#000000" officeooo:rsid="0021965e"/>
    </style:style>
    <style:style style:name="T6" style:family="text">
      <style:text-properties fo:color="#000000" officeooo:rsid="001986cf"/>
    </style:style>
    <style:style style:name="T7" style:family="text">
      <style:text-properties fo:color="#000000" fo:font-size="13pt" fo:font-style="normal" officeooo:rsid="002064e4" style:font-size-asian="13pt" style:font-style-asian="normal" style:font-size-complex="13pt" style:font-style-complex="normal"/>
    </style:style>
    <style:style style:name="T8" style:family="text">
      <style:text-properties fo:color="#000000" officeooo:rsid="00085ad4"/>
    </style:style>
    <style:style style:name="T9" style:family="text">
      <style:text-properties fo:color="#000000" officeooo:rsid="00086fb9"/>
    </style:style>
    <style:style style:name="T10" style:family="text">
      <style:text-properties fo:color="#000000" officeooo:rsid="001605d4"/>
    </style:style>
    <style:style style:name="T11" style:family="text">
      <style:text-properties fo:color="#000000" officeooo:rsid="0017d199"/>
    </style:style>
    <style:style style:name="T12" style:family="text">
      <style:text-properties fo:color="#000000" officeooo:rsid="00209944"/>
    </style:style>
    <style:style style:name="T13" style:family="text">
      <style:text-properties fo:color="#000000" officeooo:rsid="002064e4"/>
    </style:style>
    <style:style style:name="T14" style:family="text">
      <style:text-properties fo:color="#000000" officeooo:rsid="003d7616"/>
    </style:style>
    <style:style style:name="T15" style:family="text">
      <style:text-properties fo:color="#000000" officeooo:rsid="001e7ed0"/>
    </style:style>
    <style:style style:name="T16" style:family="text">
      <style:text-properties fo:color="#000000" officeooo:rsid="00247c01"/>
    </style:style>
    <style:style style:name="T17" style:family="text">
      <style:text-properties fo:color="#000000" officeooo:rsid="001e3afa"/>
    </style:style>
    <style:style style:name="T18" style:family="text">
      <style:text-properties fo:font-size="13pt" fo:font-style="normal" style:text-underline-style="none" fo:font-weight="normal" officeooo:rsid="00085ad4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officeooo:rsid="007bd851"/>
    </style:style>
    <style:style style:name="T20" style:family="text">
      <style:text-properties officeooo:rsid="00086fb9"/>
    </style:style>
    <style:style style:name="T21" style:family="text">
      <style:text-properties officeooo:rsid="00247c01"/>
    </style:style>
    <style:style style:name="T22" style:family="text">
      <style:text-properties officeooo:rsid="0051bf2c"/>
    </style:style>
    <style:style style:name="T23" style:family="text">
      <style:text-properties officeooo:rsid="0017bfe0"/>
    </style:style>
    <style:style style:name="T24" style:family="text">
      <style:text-properties officeooo:rsid="002375b6"/>
    </style:style>
    <style:style style:name="T25" style:family="text">
      <style:text-properties officeooo:rsid="002d3af8"/>
    </style:style>
    <style:style style:name="T26" style:family="text">
      <style:text-properties officeooo:rsid="002ec484"/>
    </style:style>
    <style:style style:name="T27" style:family="text">
      <style:text-properties officeooo:rsid="000c2b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6">C Programming Question<text:span text:style-name="T2">s</text:span></text:p>
      <text:p text:style-name="P17">__________________________________________________________________________________</text:p>
      <text:p text:style-name="P18"/>
      <text:p text:style-name="P1"><text:span text:style-name="T1">O</text:span>bjective questions:</text:p>
      <text:p text:style-name="P1"/>
      <text:p text:style-name="P19"><text:span text:style-name="T3">1)<text:tab/>main() </text:span></text:p>
      <text:p text:style-name="P20"><text:tab/>{ </text:p>
      <text:p text:style-name="P20"><text:tab/>char x=-130; </text:p>
      <text:p text:style-name="P20"><text:tab/>char y=-5; </text:p>
      <text:p text:style-name="P20"><text:tab/>printf("%d",x+y); </text:p>
      <text:p text:style-name="P2"><text:tab/><text:span text:style-name="T5">}</text:span></text:p>
      <text:p text:style-name="P2"/>
      <text:p text:style-name="P3"><text:span text:style-name="T4">2)<text:tab/></text:span><text:span text:style-name="T6">main() </text:span></text:p>
      <text:p text:style-name="P22"><text:tab/>{ </text:p>
      <text:p text:style-name="P22"><text:tab/>int x='a'; </text:p>
      <text:p text:style-name="P22"><text:tab/>printf("%d\n",x); </text:p>
      <text:p text:style-name="P4"><text:span text:style-name="T4"><text:tab/>}</text:span></text:p>
      <text:p text:style-name="P4"/>
      <text:p text:style-name="P3"><text:span text:style-name="T4">3)<text:tab/></text:span><text:span text:style-name="T7">main() </text:span></text:p>
      <text:p text:style-name="P23"><text:tab/>{ </text:p>
      <text:p text:style-name="P23"><text:tab/>char not; </text:p>
      <text:p text:style-name="P23"><text:tab/>not=12<text:span text:style-name="T19">0</text:span>; </text:p>
      <text:p text:style-name="P23"><text:tab/>printf("%<text:span text:style-name="T19">x</text:span>\n",not); </text:p>
      <text:p text:style-name="P5"><text:span text:style-name="T4"><text:tab/>}</text:span></text:p>
      <text:p text:style-name="P5"/>
      <text:p text:style-name="P6"><text:span text:style-name="T4">4)<text:tab/></text:span><text:span text:style-name="T8">main() </text:span></text:p>
      <text:p text:style-name="P24"><text:tab/>{ </text:p>
      <text:p text:style-name="P24"><text:tab/>int a=34; </text:p>
      <text:p text:style-name="P24"><text:tab/>printf("%d %i %p",a,a,a,a); </text:p>
      <text:p text:style-name="P7"><text:span text:style-name="T4"><text:tab/>}</text:span></text:p>
      <text:p text:style-name="P7"/>
      <text:p text:style-name="P6"><text:span text:style-name="T4">5)<text:tab/></text:span><text:span text:style-name="T9">main() </text:span></text:p>
      <text:p text:style-name="P25"><text:tab/>{ </text:p>
      <text:p text:style-name="P25"><text:tab/>char x='AB'; </text:p>
      <text:p text:style-name="P25"><text:tab/>printf("%c",x); </text:p>
      <text:p text:style-name="P8"><text:span text:style-name="T4"><text:tab/>}</text:span></text:p>
      <text:p text:style-name="P8"/>
      <text:p text:style-name="P6"><text:span text:style-name="T4">6)<text:tab/></text:span><text:span text:style-name="T9">main() </text:span></text:p>
      <text:p text:style-name="P25"><text:tab/>{ </text:p>
      <text:p text:style-name="P25"><text:tab/>int a=(10,20); </text:p>
      <text:p text:style-name="P25"><text:tab/>printf("%d",a%1); </text:p>
      <text:p text:style-name="P26"><text:tab/>}</text:p>
      <text:p text:style-name="P8"/>
      <text:p text:style-name="P8"/>
      <text:p text:style-name="P8"/>
      <text:p text:style-name="P8"/>
      <text:p text:style-name="P6"><text:soft-page-break/><text:span text:style-name="T4">7)</text:span><text:span text:style-name="T10"><text:tab/>main() </text:span></text:p>
      <text:p text:style-name="P40"><text:tab/>{ </text:p>
      <text:p text:style-name="P40"><text:tab/>int x=256; </text:p>
      <text:p text:style-name="P40"><text:tab/>char ch=x; </text:p>
      <text:p text:style-name="P40"><text:tab/>printf("%d",ch); </text:p>
      <text:p text:style-name="P9"><text:span text:style-name="T4"><text:tab/>}</text:span></text:p>
      <text:p text:style-name="P9"/>
      <text:p text:style-name="P6"><text:span text:style-name="T4">8)<text:tab/></text:span><text:span text:style-name="T11">main() </text:span></text:p>
      <text:p text:style-name="P41"><text:tab/>{ </text:p>
      <text:p text:style-name="P41"><text:tab/>printf("%d",(long double)200+1); </text:p>
      <text:p text:style-name="P10"><text:span text:style-name="T4"><text:tab/>}</text:span></text:p>
      <text:p text:style-name="P10"/>
      <text:p text:style-name="P6"><text:span text:style-name="T4">9)<text:tab/></text:span><text:span text:style-name="T12">main() </text:span></text:p>
      <text:p text:style-name="P42"><text:tab/>{ </text:p>
      <text:p text:style-name="P42"><text:tab/>char c='\ci'; </text:p>
      <text:p text:style-name="P42"><text:tab/>printf("%c",c); </text:p>
      <text:p text:style-name="P11"><text:span text:style-name="T4"><text:tab/>}</text:span></text:p>
      <text:p text:style-name="P11"/>
      <text:p text:style-name="P6"><text:span text:style-name="T4">10)<text:tab/></text:span><text:span text:style-name="T13">main() </text:span></text:p>
      <text:p text:style-name="P23"><text:tab/>{ </text:p>
      <text:p text:style-name="P23"><text:tab/>char not; </text:p>
      <text:p text:style-name="P23"><text:tab/>not=12; </text:p>
      <text:p text:style-name="P28"><text:tab/>printf("%d\n",not); </text:p>
      <text:p text:style-name="P5"><text:span text:style-name="T4"><text:tab/></text:span><text:span text:style-name="T14">}</text:span></text:p>
      <text:p text:style-name="P5"/>
      <text:p text:style-name="P6"><text:span text:style-name="T14">1</text:span><text:span text:style-name="T4">1)<text:tab/></text:span><text:span text:style-name="T15">main() </text:span></text:p>
      <text:p text:style-name="P43"><text:tab/>{ </text:p>
      <text:p text:style-name="P43"><text:tab/>int x=0xFFFB; </text:p>
      <text:p text:style-name="P43"><text:tab/>printf("%d",x); </text:p>
      <text:p text:style-name="P12"><text:span text:style-name="T4"><text:tab/>}</text:span></text:p>
      <text:p text:style-name="P12"/>
      <text:p text:style-name="P6"><text:span text:style-name="T4">12)<text:tab/></text:span><text:span text:style-name="T16">main() </text:span></text:p>
      <text:p text:style-name="P44"><text:tab/>{ </text:p>
      <text:p text:style-name="P44"><text:tab/>int main=3; </text:p>
      <text:p text:style-name="P44"><text:tab/>printf("%d",main); </text:p>
      <text:p text:style-name="P13"><text:span text:style-name="T4"><text:tab/>}</text:span></text:p>
      <text:p text:style-name="P13"/>
      <text:p text:style-name="P6"><text:span text:style-name="T4">13)<text:tab/></text:span><text:span text:style-name="T16">main() </text:span></text:p>
      <text:p text:style-name="P44"><text:tab/>{ </text:p>
      <text:p text:style-name="P44"><text:tab/>printf("crazyfor\code\n"); </text:p>
      <text:p text:style-name="P13"><text:span text:style-name="T4"><text:tab/>}</text:span></text:p>
      <text:p text:style-name="P13"/>
      <text:p text:style-name="P6"/>
      <text:p text:style-name="P6"/>
      <text:p text:style-name="P6"/>
      <text:p text:style-name="P6"/>
      <text:p text:style-name="P6"><text:soft-page-break/><text:span text:style-name="T4">14)<text:tab/></text:span><text:span text:style-name="T17">main() </text:span></text:p>
      <text:p text:style-name="P45"><text:tab/>{ </text:p>
      <text:p text:style-name="P45"><text:tab/>printf("\nab"); </text:p>
      <text:p text:style-name="P45"><text:tab/>printf("\bsi"); </text:p>
      <text:p text:style-name="P45"><text:tab/>printf("\rha"); </text:p>
      <text:p text:style-name="P45"><text:tab/><text:span text:style-name="T3">}</text:span></text:p>
      <text:p text:style-name="P45"/>
      <text:p text:style-name="P46">15)<text:tab/><text:span text:style-name="T18">which is the correct name of a variale? </text:span></text:p>
      <text:p text:style-name="P24"/>
      <text:p text:style-name="P24"><text:tab/>(A)-var <text:tab/> (B)var-1<text:tab/> (C)_var<text:tab/> <text:s/>(D)var_1 </text:p>
      <text:p text:style-name="P24"/>
      <text:p text:style-name="P29"><text:tab/>1.only(A) <text:tab/>2.only(B) <text:tab/>3.Both(A)&amp;(B)<text:tab/> 4.Both(C)&amp;(D)</text:p>
      <text:p text:style-name="P29"/>
      <text:p text:style-name="P30">16)<text:tab/><text:span text:style-name="T20">Which is the valid identifier(Variable name) to store student age? </text:span></text:p>
      <text:p text:style-name="P25"/>
      <text:p text:style-name="P26"><text:tab/>1.int student-age <text:tab/>2.int student_age <text:tab/>3.int -age <text:tab/>4.int _age </text:p>
      <text:p text:style-name="P26"/>
      <text:p text:style-name="P30">17)<text:tab/><text:span text:style-name="T21">Which of the following can have different meaning in different contexts? </text:span></text:p>
      <text:p text:style-name="P44"/>
      <text:p text:style-name="P32"><text:tab/>(A)&amp;<text:tab/>(B)*<text:tab/>(C)Both A &amp; B <text:tab/>(D)None of These </text:p>
      <text:p text:style-name="P32"/>
      <text:p text:style-name="P30">18)<text:tab/><text:span text:style-name="T22">main() </text:span></text:p>
      <text:p text:style-name="P21"><text:tab/>{ </text:p>
      <text:p text:style-name="P21"><text:tab/>int a; </text:p>
      <text:p text:style-name="P21"><text:tab/>a=015 + 0x71 +5; </text:p>
      <text:p text:style-name="P33"><text:tab/>printf("%d",a); </text:p>
      <text:p text:style-name="P33"><text:tab/><text:span text:style-name="T3">}</text:span></text:p>
      <text:p text:style-name="P33"/>
      <text:p text:style-name="P30">19)<text:tab/><text:span text:style-name="T23">main()</text:span></text:p>
      <text:p text:style-name="P47"><text:tab/>{</text:p>
      <text:p text:style-name="P47"><text:tab/>int x,y=2,z,a;</text:p>
      <text:p text:style-name="P47"><text:tab/>x=y*=2 + (z=a=y)</text:p>
      <text:p text:style-name="P47"><text:tab/>printf(“%d\n”,x);</text:p>
      <text:p text:style-name="P34"><text:tab/>}</text:p>
      <text:p text:style-name="P34"/>
      <text:p text:style-name="P30">20)<text:tab/><text:span text:style-name="T24">main() </text:span></text:p>
      <text:p text:style-name="P48"><text:tab/>{ </text:p>
      <text:p text:style-name="P48"><text:tab/>int x=0x12; </text:p>
      <text:p text:style-name="P48"><text:tab/>int y=012; </text:p>
      <text:p text:style-name="P48"><text:tab/>int z=12; </text:p>
      <text:p text:style-name="P48"><text:tab/>printf("%x\n",x+y*z); </text:p>
      <text:p text:style-name="P48"><text:tab/>printf("%d\n",x-y*z); </text:p>
      <text:p text:style-name="P48"><text:tab/>printf("%d\n",x*y*z); </text:p>
      <text:p text:style-name="P35"><text:tab/>}</text:p>
      <text:p text:style-name="P35"/>
      <text:p text:style-name="P35"/>
      <text:p text:style-name="P35"/>
      <text:p text:style-name="P30"><text:soft-page-break/>21)<text:tab/><text:span text:style-name="T25">main() </text:span></text:p>
      <text:p text:style-name="P49"><text:tab/>{ </text:p>
      <text:p text:style-name="P49"><text:tab/>int a=1,b=2; </text:p>
      <text:p text:style-name="P49"><text:tab/>a+=b-=a; </text:p>
      <text:p text:style-name="P49"><text:tab/>printf("%d %d\n",a,b); </text:p>
      <text:p text:style-name="P37"><text:tab/>}</text:p>
      <text:p text:style-name="P37"/>
      <text:p text:style-name="P31">22)<text:tab/><text:span text:style-name="T26">main() </text:span></text:p>
      <text:p text:style-name="P50"><text:tab/>{ </text:p>
      <text:p text:style-name="P50"><text:tab/>int a=5*3+2-4; </text:p>
      <text:p text:style-name="P50"><text:tab/>printf("%d",a); </text:p>
      <text:p text:style-name="P38"><text:tab/>}</text:p>
      <text:p text:style-name="P38"/>
      <text:p text:style-name="P31">23)<text:tab/><text:span text:style-name="T20">main() </text:span></text:p>
      <text:p text:style-name="P25"><text:tab/>{ </text:p>
      <text:p text:style-name="P25"><text:tab/>int a,b,c; </text:p>
      <text:p text:style-name="P25"><text:tab/>a=0x10; </text:p>
      <text:p text:style-name="P25"><text:tab/>b=010; </text:p>
      <text:p text:style-name="P25"><text:tab/>c=a+b; </text:p>
      <text:p text:style-name="P25"><text:tab/>printf("%d",c); </text:p>
      <text:p text:style-name="P27"><text:tab/>}</text:p>
      <text:p text:style-name="P27"/>
      <text:p text:style-name="P31">24)<text:tab/><text:span text:style-name="T27">main() </text:span></text:p>
      <text:p text:style-name="P51"><text:tab/>{ </text:p>
      <text:p text:style-name="P51"><text:tab/>int x; </text:p>
      <text:p text:style-name="P51"><text:tab/>x=100,30,50; </text:p>
      <text:p text:style-name="P51"><text:tab/>printf("%d",x); </text:p>
      <text:p text:style-name="P51"><text:tab/>x=(100,300,50); </text:p>
      <text:p text:style-name="P51"><text:tab/>printf("%d",x); </text:p>
      <text:p text:style-name="P39"><text:tab/>}</text:p>
      <text:p text:style-name="P39"/>
      <text:p text:style-name="P31">25)<text:tab/><text:span text:style-name="T25">main() </text:span></text:p>
      <text:p text:style-name="P49"><text:tab/>{ </text:p>
      <text:p text:style-name="P49"><text:tab/>int x=2,y=2; </text:p>
      <text:p text:style-name="P49"><text:tab/>x/=x/y; </text:p>
      <text:p text:style-name="P49"><text:tab/>printf("%d\n",x); </text:p>
      <text:p text:style-name="P37"><text:tab/>}</text:p>
      <text:p text:style-name="P36"/>
      <text:p text:style-name="P36"/>
      <text:p text:style-name="P14"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9:30:39.598805522</meta:creation-date>
    <dc:date>2020-03-31T09:40:34.420626898</dc:date>
    <meta:editing-duration>PT9M33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4" meta:paragraph-count="138" meta:word-count="244" meta:character-count="1820" meta:non-whitespace-character-count="1485"/>
  </office:meta>
</office:document-meta>
</file>